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14.422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2cm" svg:height="4.445cm" svg:x="1.635cm" svg:y="3.222cm">
          <text:p text:style-name="P1">HELLO WORL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4:43:45.575432932</meta:creation-date>
    <dc:date>2023-10-17T14:44:32.149914439</dc:date>
    <meta:editing-duration>PT48S</meta:editing-duration>
    <meta:editing-cycles>1</meta:editing-cycles>
    <meta:document-statistic meta:object-count="1"/>
    <meta:generator>LibreOffice/7.3.7.2$Linux_X86_64 LibreOffice_project/30$Build-2</meta:generator>
  </office:meta>
</office:document-meta>
</file>